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o de Requisitos para um Sistema de Gerenciamento de Estacionamento**</text:p>
      <text:p text:style-name="Standard"/>
      <text:p text:style-name="Standard">1. Introdução</text:p>
      <text:p text:style-name="Standard"><text:s text:c="3"/>1.1. Objetivo do Documento</text:p>
      <text:p text:style-name="Standard"><text:s text:c="3"/>O objetivo deste documento é definir os requisitos para o desenvolvimento de um sistema de gerenciamento de estacionamento. O sistema tem como objetivo auxiliar na gestão eficiente do estacionamento, automatizando processos como controle de entrada e saída de veículos, gerenciamento de vagas, controle financeiro e geração de relatórios.</text:p>
      <text:p text:style-name="Standard"/>
      <text:p text:style-name="Standard"><text:s text:c="3"/>1.2. Escopo do Sistema de Gerenciamento de Estacionamento</text:p>
      <text:p text:style-name="Standard"><text:s text:c="3"/>O sistema de gerenciamento de estacionamento será responsável por controlar o acesso de veículos ao estacionamento, registrar informações sobre os veículos, gerenciar as vagas disponíveis, controlar o tempo de permanência, calcular e registrar as taxas de estacionamento, além de fornecer relatórios para a administração do estacionamento.</text:p>
      <text:p text:style-name="Standard"/>
      <text:p text:style-name="Standard"><text:s text:c="3"/>1.3. Definições, Acrônimos e Abreviações</text:p>
      <text:p text:style-name="Standard"><text:s text:c="3"/>- Sistema de Gerenciamento de Estacionamento: Sistema desenvolvido para automatizar as atividades relacionadas à gestão de um estacionamento.</text:p>
      <text:p text:style-name="Standard"><text:s text:c="3"/>- Entrada de Veículos: Registro das informações de veículos que entram no estacionamento.</text:p>
      <text:p text:style-name="Standard"><text:s text:c="3"/>- Saída de Veículos: Registro das informações de veículos que saem do estacionamento.</text:p>
      <text:p text:style-name="Standard"><text:s text:c="3"/>- Gerenciamento de Vagas: Controle das vagas disponíveis e ocupadas no estacionamento.</text:p>
      <text:p text:style-name="Standard"><text:s text:c="3"/>- Controle Financeiro: Registro das taxas de estacionamento, cálculos de tempo de permanência e controle de pagamentos.</text:p>
      <text:p text:style-name="Standard"><text:s text:c="3"/>- Relatórios: Geração de relatórios sobre o fluxo de veículos, ocupação das vagas e receita do estacionamento.</text:p>
      <text:p text:style-name="Standard"/>
      <text:p text:style-name="Standard"><text:s text:c="3"/>1.4. Referências</text:p>
      <text:p text:style-name="Standard"><text:s text:c="3"/>- Referências relacionadas ao negócio do estacionamento, como manuais de processos internos e legislação vigente.</text:p>
      <text:p text:style-name="Standard"/>
      <text:p text:style-name="Standard">2. Descrição Geral</text:p>
      <text:p text:style-name="Standard"><text:s text:c="3"/>2.1. Perspectiva do Sistema</text:p>
      <text:p text:style-name="Standard"><text:s text:c="3"/>O sistema de gerenciamento de estacionamento será uma aplicação web ou desktop que poderá ser acessada por diferentes usuários, como atendentes, administradores e clientes. Será necessário o uso de autenticação para garantir que apenas usuários autorizados tenham acesso ao sistema.</text:p>
      <text:p text:style-name="Standard"/>
      <text:p text:style-name="Standard"><text:s text:c="3"/>2.2. Funções do Sistema</text:p>
      <text:p text:style-name="Standard"><text:s text:c="3"/>O sistema de gerenciamento de estacionamento terá as seguintes funções principais:</text:p>
      <text:p text:style-name="Standard"><text:s text:c="3"/>- Registro de Entrada e Saída de Veículos: O sistema permitirá o registro das informações de entrada e saída de veículos, incluindo placa, modelo e hora de entrada/saída.</text:p>
      <text:p text:style-name="Standard"><text:s text:c="3"/>- Gerenciamento de Vagas: O sistema controlará as vagas disponíveis e ocupadas, fornecendo informações em tempo real sobre a disponibilidade de vagas.</text:p>
      <text:p text:style-name="Standard"><text:s text:c="3"/>- Controle Financeiro: O sistema calculará e registrará as taxas de estacionamento com base no tempo de permanência dos veículos, permitindo o controle de pagamentos e emissão de recibos.</text:p>
      <text:p text:style-name="Standard"><text:s text:c="3"/>- Relatórios e Análises: O sistema fornecerá relatórios sobre o fluxo de veículos, ocupação das vagas, receita do estacionamento e outras informações relevantes para a gestão do negócio.</text:p>
      <text:p text:style-name="Standard"/>
      <text:p text:style-name="Standard">3. Requisitos Específicos</text:p>
      <text:p text:style-name="Standard"><text:s text:c="3"/>3.1. Requisitos Funcionais</text:p>
      <text:p text:style-name="Standard"><text:soft-page-break/><text:s text:c="6"/>3.1.1. Registro de Entrada de Ve</text:p>
      <text:p text:style-name="Standard"/>
      <text:p text:style-name="Standard">ículos</text:p>
      <text:p text:style-name="Standard"><text:s text:c="6"/>3.1.2. Registro de Saída de Veículos</text:p>
      <text:p text:style-name="Standard"><text:s text:c="6"/>3.1.3. Gerenciamento de Vagas</text:p>
      <text:p text:style-name="Standard"><text:s text:c="6"/>3.1.4. Controle Financeiro</text:p>
      <text:p text:style-name="Standard"><text:s text:c="6"/>3.1.5. Relatórios e Análises</text:p>
      <text:p text:style-name="Standard"/>
      <text:p text:style-name="Standard"><text:s text:c="3"/>3.2. Requisitos Não Funcionais</text:p>
      <text:p text:style-name="Standard"><text:s text:c="6"/>3.2.1. Usabilidade</text:p>
      <text:p text:style-name="Standard"><text:s text:c="6"/>3.2.2. Desempenho</text:p>
      <text:p text:style-name="Standard"><text:s text:c="6"/>3.2.3. Segurança</text:p>
      <text:p text:style-name="Standard"><text:s text:c="6"/>3.2.4. Confiabilidade</text:p>
      <text:p text:style-name="Standard"/>
      <text:p text:style-name="Standard">4. Requisitos de Interface</text:p>
      <text:p text:style-name="Standard"><text:s text:c="3"/>4.1. Interface do Usuário</text:p>
      <text:p text:style-name="Standard"><text:s text:c="3"/>4.2. Interfaces Externas</text:p>
      <text:p text:style-name="Standard"/>
      <text:p text:style-name="Standard">5. Requisitos de Documentação</text:p>
      <text:p text:style-name="Standard"><text:s text:c="3"/>5.1. Manuais do Usuário</text:p>
      <text:p text:style-name="Standard"><text:s text:c="3"/>5.2. Manuais Técnicos</text:p>
      <text:p text:style-name="Standard"/>
      <text:p text:style-name="Standard">6. Requisitos de Implantação</text:p>
      <text:p text:style-name="Standard"><text:s text:c="3"/>6.1. Hardware</text:p>
      <text:p text:style-name="Standard"><text:s text:c="3"/>6.2. Software</text:p>
      <text:p text:style-name="Standard"><text:s text:c="3"/>6.3. Configurações de Rede</text:p>
      <text:p text:style-name="Standard"/>
      <text:p text:style-name="Standard">7. Requisitos de Suporte</text:p>
      <text:p text:style-name="Standard"><text:s text:c="3"/>7.1. Treinamento</text:p>
      <text:p text:style-name="Standard"><text:s text:c="3"/>7.2. Suporte Técnico</text:p>
      <text:p text:style-name="Standard"><text:s text:c="3"/>7.3. Manutenção</text:p>
      <text:p text:style-name="Standard"/>
      <text:p text:style-name="Standard">8. Requisitos de Desenvolvimento</text:p>
      <text:p text:style-name="Standard"><text:s text:c="3"/>8.1. Ferramentas e Tecnologias</text:p>
      <text:p text:style-name="Standard"><text:s text:c="3"/>8.2. Padrões de Desenvolvimento</text:p>
      <text:p text:style-name="Standard"><text:s text:c="3"/>8.3. Testes</text:p>
      <text:p text:style-name="Standard"/>
      <text:p text:style-name="Standard">9. Cronograma e Orçamento</text:p>
      <text:p text:style-name="Standard"><text:s text:c="3"/>9.1. Estimativa de Tempo</text:p>
      <text:p text:style-name="Standard"><text:s text:c="3"/>9.2. Estimativa de Custos</text:p>
      <text:p text:style-name="Standard"/>
      <text:p text:style-name="Standard">10. Riscos e Mitigação</text:p>
      <text:p text:style-name="Standard"/>
      <text:p text:style-name="Standard">11. Aprovação</text:p>
      <text:p text:style-name="Standard"/>
      <text:p text:style-name="Standard">Este documento de requisitos é uma visão geral do sistema de gerenciamento de estacionamento e serve como base para o desenvolvimento do sistema. Cada seção deve ser detalhada com informações específicas relacionadas às necessidades e requisitos do estacionamento em questão. Certifique-se de <text:soft-page-break/>revisar e atualizar este documento regularmente para garantir que ele permaneça preciso e atualizado durante todo o ciclo de desenvolviment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0T18:48:50.315423450</meta:creation-date>
    <dc:date>2023-05-30T18:49:46.647515652</dc:date>
    <meta:editing-duration>PT57S</meta:editing-duration>
    <meta:editing-cycles>1</meta:editing-cycles>
    <meta:document-statistic meta:table-count="0" meta:image-count="0" meta:object-count="0" meta:page-count="3" meta:paragraph-count="61" meta:word-count="580" meta:character-count="4201" meta:non-whitespace-character-count="3514"/>
    <meta:generator>LibreOffice/6.4.7.2$Linux_X86_64 LibreOffice_project/40$Build-2</meta:generator>
  </office:meta>
</office:document-meta>
</file>